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2df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2df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2df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2df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2df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2df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2df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2df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2df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2df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2df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2df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2df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2df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2df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2df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2df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ndryth Jose Jimenez Loret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7/200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91955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Luis Jime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8193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2.0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5" meta:non-whitespace-character-count="989"/>
    <meta:template xlink:type="simple" xlink:actuate="onRequest" xlink:title="Normal" xlink:href=""/>
  </office:meta>
</office:document-meta>
</file>